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42BA0CFA71EC0D0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842BA0CFA71EC0D0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voorspelt verraad</text:span></text:p>
            <text:p text:style-name="P3"><text:span text:style-name="T2">(Johannes 13:18-38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0:55.176000000</dc:date>
    <meta:editing-duration>PT2H24M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